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6cm" svg:stroke-color="#000000" draw:stroke-linejoin="miter" draw:fill="solid" draw:fill-color="#ff9015" fo:padding-top="0.128cm" fo:padding-bottom="0.128cm" fo:padding-left="0.253cm" fo:padding-right="0.253cm"/>
    </style:style>
    <style:style style:name="gr2" style:family="graphic" style:parent-style-name="standard">
      <style:graphic-properties draw:stroke="solid" svg:stroke-width="0.005cm" svg:stroke-color="#000000" draw:stroke-linejoin="miter" draw:fill="solid" draw:fill-color="#ff9015" fo:padding-top="0.127cm" fo:padding-bottom="0.127cm" fo:padding-left="0.252cm" fo:padding-right="0.252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arrow">
      <style:graphic-properties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23cm" fo:min-width="7.041cm" draw:shadow-opacity="0%"/>
    </style:style>
    <style:style style:name="P1" style:family="paragraph">
      <loext:graphic-properties draw:fill="solid" draw:fill-color="#ff9015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</office:automatic-styles>
  <office:body>
    <office:drawing>
      <draw:page draw:name="page1" draw:style-name="dp1" draw:master-page-name="diagrams2">
        <draw:path draw:style-name="gr1" draw:text-style-name="P1" draw:layer="layout" svg:width="0.415cm" svg:height="0.409cm" svg:x="5.228cm" svg:y="0.762cm" svg:viewBox="0 0 416 410" svg:d="M208 0c-38 0-71 9-104 27-33 19-57 43-76 76-19 32-28 64-28 102s9 70 28 103c19 32 43 56 76 75s66 27 104 27 71-8 104-27 57-43 76-75c19-33 28-65 28-103s-9-70-28-102c-19-33-43-57-76-76-33-18-66-27-104-27z">
          <text:p/>
        </draw:path>
        <draw:polygon draw:style-name="gr2" draw:text-style-name="P1" draw:layer="layout" svg:width="0.433cm" svg:height="0.493cm" svg:x="2.169cm" svg:y="0.724cm" svg:viewBox="0 0 434 494" draw:points="0,494 0,0 434,247">
          <text:p/>
        </draw:polygon>
        <draw:polygon draw:style-name="gr2" draw:text-style-name="P1" draw:layer="layout" svg:width="0.433cm" svg:height="0.493cm" svg:x="1.235cm" svg:y="0.724cm" svg:viewBox="0 0 434 494" draw:points="434,0 434,494 0,247">
          <text:p/>
        </draw:polygon>
        <draw:line draw:style-name="gr3" draw:text-style-name="P2" draw:layer="layout" svg:x1="1.669cm" svg:y1="0.718cm" svg:x2="2.169cm" svg:y2="0.718cm">
          <text:p/>
        </draw:line>
        <draw:line draw:style-name="gr3" draw:text-style-name="P2" draw:layer="layout" svg:x1="1.669cm" svg:y1="1.218cm" svg:x2="2.169cm" svg:y2="1.218cm">
          <text:p/>
        </draw:line>
        <draw:line draw:style-name="gr3" draw:text-style-name="P2" draw:layer="layout" svg:x1="2.612cm" svg:y1="0.971cm" svg:x2="3.047cm" svg:y2="0.971cm">
          <text:p/>
        </draw:line>
        <draw:line draw:style-name="gr3" draw:text-style-name="P2" draw:layer="layout" svg:x1="1.235cm" svg:y1="0.971cm" svg:x2="0.808cm" svg:y2="0.978cm">
          <text:p/>
        </draw:line>
        <draw:line draw:style-name="gr4" draw:text-style-name="P3" draw:layer="layout" svg:x1="3.368cm" svg:y1="0.982cm" svg:x2="4.547cm" svg:y2="0.976cm">
          <text:p/>
        </draw:line>
        <draw:line draw:style-name="gr5" draw:text-style-name="P2" draw:layer="layout" svg:x1="5.213cm" svg:y1="0.97cm" svg:x2="4.787cm" svg:y2="0.97cm">
          <text:p/>
        </draw:line>
        <draw:line draw:style-name="gr5" draw:text-style-name="P2" draw:layer="layout" svg:x1="5.645cm" svg:y1="0.965cm" svg:x2="6.072cm" svg:y2="0.965cm">
          <text:p/>
        </draw:line>
        <draw:frame draw:style-name="gr6" draw:text-style-name="P3" draw:layer="layout" svg:width="1.364cm" svg:height="0.555cm" svg:x="6.696cm" svg:y="0.68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4" draw:layer="layout" svg:width="7.541cm" svg:height="1.273cm" svg:x="0.529cm" svg:y="0.33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05cm" svg:stroke-color="#000000" draw:marker-start-width="0.57cm" draw:marker-start-center="true" draw:marker-end="Arrow" draw:marker-end-width="0.17cm" draw:fill-gradient-name="Gradient_20_3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6cm" draw:marker-end-width="0.2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s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Linux_X86_64 LibreOffice_project/20m0$Build-3</meta:generator>
    <dc:date>2017-03-22T20:59:16.500041299</dc:date>
    <meta:editing-duration>PT11M23S</meta:editing-duration>
    <meta:editing-cycles>6</meta:editing-cycles>
    <meta:document-statistic meta:object-count="12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4</mn>
          </msup>
        </mrow>
        <mo fence="true" stretchy="false">)</mo>
      </mrow>
    </mrow>
    <annotation encoding="StarMath 5.0">O( N^4 )</annotation>
  </semantics>
</math>
</file>